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 Condensed1" svg:font-family="'DejaVu Sans Condense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DejaVu Sans Condensed" svg:font-family="'DejaVu Sans Condensed'"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style="italic" style:font-style-asian="italic"/>
    </style:style>
    <style:style style:name="P3" style:family="paragraph" style:parent-style-name="Standard">
      <style:paragraph-properties fo:text-align="justify" style:justify-single-word="false"/>
      <style:text-properties fo:language="en" fo:country="US" fo:font-style="italic" style:font-style-asian="italic"/>
    </style:style>
    <style:style style:name="P4" style:family="paragraph" style:parent-style-name="Standard">
      <style:text-properties fo:language="en" fo:country="US" fo:font-weight="bold" style:font-weight-asian="bold"/>
    </style:style>
    <style:style style:name="P5" style:family="paragraph" style:parent-style-name="Standard" style:list-style-name="WW8Num3">
      <style:text-properties fo:language="en" fo:country="US"/>
    </style:style>
    <style:style style:name="P6" style:family="paragraph" style:parent-style-name="Standard">
      <style:text-properties fo:language="en" fo:country="US" fo:font-weight="normal" style:font-weight-asian="normal" style:font-weight-complex="normal"/>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list-style-name="WW8Num2">
      <style:paragraph-properties fo:text-align="justify" style:justify-single-word="false"/>
      <style:text-properties fo:language="en" fo:country="US"/>
    </style:style>
    <style:style style:name="P9" style:family="paragraph" style:parent-style-name="Standard" style:list-style-name="WW8Num1">
      <style:paragraph-properties fo:text-align="justify" style:justify-single-word="false"/>
      <style:text-properties fo:language="en" fo:country="US"/>
    </style:style>
    <style:style style:name="P10" style:family="paragraph" style:parent-style-name="Standard">
      <style:paragraph-properties fo:text-align="justify" style:justify-single-word="false"/>
      <style:text-properties fo:language="en" fo:country="US" fo:font-style="normal" style:text-underline-style="none" style:font-style-asian="normal" style:font-style-complex="normal"/>
    </style:style>
    <style:style style:name="P11" style:family="paragraph" style:parent-style-name="Standard">
      <style:paragraph-properties fo:text-align="justify" style:justify-single-word="false"/>
    </style:style>
    <style:style style:name="P12" style:family="paragraph" style:parent-style-name="Standard" style:list-style-name="WW8Num2">
      <style:paragraph-properties fo:text-align="justify" style:justify-single-word="false"/>
    </style:style>
    <style:style style:name="P13" style:family="paragraph" style:parent-style-name="Heading_20_1" style:master-page-name="Standard">
      <style:paragraph-properties style:page-number="auto"/>
    </style:style>
    <style:style style:name="P14" style:family="paragraph" style:parent-style-name="Heading_20_2">
      <style:text-properties fo:language="en" fo:country="US"/>
    </style:style>
    <style:style style:name="P15" style:family="paragraph" style:parent-style-name="Heading_20_2">
      <style:paragraph-properties fo:text-align="justify" style:justify-single-word="false"/>
      <style:text-properties fo:language="en" fo:country="US"/>
    </style:style>
    <style:style style:name="P16" style:family="paragraph" style:parent-style-name="Heading_20_2">
      <style:paragraph-properties fo:text-align="justify" style:justify-single-word="false"/>
    </style:style>
    <style:style style:name="P17" style:family="paragraph" style:parent-style-name="Heading_20_3">
      <style:text-properties fo:language="en" fo:country="US"/>
    </style:style>
    <style:style style:name="P18" style:family="paragraph" style:parent-style-name="Footer">
      <style:paragraph-properties fo:margin-left="0cm" fo:margin-right="0.635cm" fo:text-indent="0cm" style:auto-text-indent="false"/>
    </style:style>
    <style:style style:name="T1" style:family="text">
      <style:text-properties fo:language="en" fo:country="US"/>
    </style:style>
    <style:style style:name="T2" style:family="text">
      <style:text-properties fo:language="en" fo:country="US" style:font-name-asian="Arial"/>
    </style:style>
    <style:style style:name="T3" style:family="text">
      <style:text-properties fo:language="en" fo:country="US" fo:font-weight="bold" style:font-weight-asian="bold"/>
    </style:style>
    <style:style style:name="T4" style:family="text">
      <style:text-properties fo:language="en" fo:country="US" fo:font-style="italic" style:font-style-asian="italic"/>
    </style:style>
    <style:style style:name="T5" style:family="text">
      <style:text-properties fo:language="en" fo:country="US" fo:font-style="normal" style:font-style-asian="normal" style:font-style-complex="normal"/>
    </style:style>
    <style:style style:name="T6" style:family="text">
      <style:text-properties style:font-name-asian="Arial"/>
    </style:style>
    <style:style style:name="T7" style:family="text">
      <style:text-properties fo:font-weight="normal" style:font-weight-asian="normal" style:font-weight-complex="normal"/>
    </style:style>
    <style:style style:name="T8" style:family="text"/>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1">Proposal</text:span><text:span text:style-name="T2"> </text:span><text:span text:style-name="T1">for</text:span><text:span text:style-name="T2"> </text:span><text:span text:style-name="T1">Master</text:span><text:span text:style-name="T2"> </text:span><text:span text:style-name="T1">Thesis</text:span><text:span text:style-name="T2"> </text:span><text:span text:style-name="T1">in</text:span><text:span text:style-name="T2"> </text:span><text:span text:style-name="T1">Computer</text:span><text:span text:style-name="T2"> </text:span><text:span text:style-name="T1">Science</text:span></text:h>
      <text:h text:style-name="P14" text:outline-level="2">Base<text:span text:style-name="T6"> </text:span>information</text:h>
      <text:p text:style-name="P4">Student 1 Name, email and P.Nr.:</text:p>
      <text:p text:style-name="P4"><text:span text:style-name="T7">Matteus Magnusson, </text:span><text:a xlink:type="simple" xlink:href="mailto:senth.wallace@gmail.com"><text:span text:style-name="T7">senth.wallace@gmail.com</text:span></text:a><text:span text:style-name="T7">, 880314-2473</text:span></text:p>
      <text:p text:style-name="P4">Student 2 Name, email and P.Nr.:</text:p>
      <text:p text:style-name="P4"><text:span text:style-name="T7">Suresh Balsasubramaniyan, </text:span><text:a xlink:type="simple" xlink:href="mailto:suresh.draco@gmail.com"><text:span text:style-name="T7">suresh.draco@gmail.com</text:span></text:a><text:span text:style-name="T7">, 880512-7571 </text:span></text:p>
      <text:p text:style-name="P6"/>
      <text:p text:style-name="P1"/>
      <text:p text:style-name="P4">Title (preliminary): </text:p>
      <text:p text:style-name="P1"/>
      <text:p text:style-name="P4">Link to project home page (if any): <text:a xlink:type="simple" xlink:href="http://bats.senth.org/"><text:span text:style-name="T7">http://bats.senth.org</text:span></text:a></text:p>
      <text:p text:style-name="P1"/>
      <text:p text:style-name="P4">Academic Advisor: <text:span text:style-name="T7">Johan Hagelbäck</text:span></text:p>
      <text:p text:style-name="P1"/>
      <text:p text:style-name="P4">Start- and end-date: <text:span text:style-name="T7">2012-01-16 to 2012-05-31</text:span></text:p>
      <text:p text:style-name="P4"/>
      <text:p text:style-name="P4">Thesis type (research / industrial, theoretical / empirical): <text:span text:style-name="T7">Research and Theoretical</text:span></text:p>
      <text:p text:style-name="P1"/>
      <text:h text:style-name="P17" text:outline-level="3">Student<text:span text:style-name="T6"> </text:span>1<text:span text:style-name="T6"> </text:span>suitability</text:h>
      <text:p text:style-name="Standard"><text:span text:style-name="T3">Computer Science course credits completed at BTH (total):</text:span><text:span text:style-name="T1"> 60 (75 incl. non-reported) ECTS credit points</text:span></text:p>
      <text:p text:style-name="P1"/>
      <text:p text:style-name="Standard"><text:span text:style-name="T3">Computer Science</text:span><text:span text:style-name="T3"> courses completed at BTH relevant for thesis work:</text:span></text:p>
      <text:list xml:id="list529285414" text:style-name="WW8Num3">
        <text:list-item>
          <text:p text:style-name="P5">Interaction Design and Game Technologies</text:p>
        </text:list-item>
        <text:list-item>
          <text:p text:style-name="P5">Models and human-interaction</text:p>
        </text:list-item>
        <text:list-item>
          <text:p text:style-name="P5">Decision Support Systems</text:p>
        </text:list-item>
        <text:list-item>
          <text:p text:style-name="P5">Applied Artificial Intelligence</text:p>
        </text:list-item>
        <text:list-item>
          <text:p text:style-name="P5">Advanced Topic in Computing</text:p>
        </text:list-item>
        <text:list-item>
          <text:p text:style-name="P5">Interactive Synthetic Characters</text:p>
        </text:list-item>
      </text:list>
      <text:h text:style-name="P17" text:outline-level="3">Student<text:span text:style-name="T6"> </text:span>2<text:span text:style-name="T6"> </text:span>suitability</text:h>
      <text:p text:style-name="Standard"><text:span text:style-name="T3">Computer Science</text:span><text:span text:style-name="T3"> course credits completed at BTH (total):</text:span><text:span text:style-name="T1"> _____ ECTS credit points</text:span></text:p>
      <text:p text:style-name="P1"/>
      <text:p text:style-name="Standard"><text:span text:style-name="T3">Computer Science</text:span><text:span text:style-name="T3"> courses completed at BTH relevant for thesis work:</text:span></text:p>
      <text:list xml:id="list841311482" text:continue-numbering="true" text:style-name="WW8Num3">
        <text:list-item>
          <text:p text:style-name="P5">…</text:p>
        </text:list-item>
        <text:list-item>
          <text:p text:style-name="P5">…</text:p>
        </text:list-item>
        <text:list-item>
          <text:p text:style-name="P5">…</text:p>
        </text:list-item>
      </text:list>
      <text:h text:style-name="P14" text:outline-level="2">Background</text:h>
      <text:p text:style-name="Standard"><text:span text:style-name="T4"/></text:p>
      <text:p text:style-name="Standard"><text:span text:style-name="T4">{1 paragraph introducing and motivating the problem. Should answer: Which area of </text:span><text:span text:style-name="T4">CS is this about? What particular part of that area? Why is this important?}</text:span></text:p>
      <text:p text:style-name="P1"/>
      <text:p text:style-name="P11"><text:span text:style-name="T1">Up to date there has, as we know of, been little research for teammate bots; this is especially true for Real-Time Strategy (RTS) games, where only one scientific article</text:span><text:reference-mark-start text:name="ZOTERO_ITEM CSL_CITATION {&quot;citationID&quot;:&quot;jjt9qjql7&quot;,&quot;properties&quot;:{&quot;formattedCitation&quot;:&quot;[1]&quot;,&quot;plainCitation&quot;:&quot;[1]&quot;},&quot;citationItems&quot;:[{&quot;id&quot;:1,&quot;uris&quot;:[&quot;http://zotero.org/users/819533/items/NGARM54Q&quot;],&quot;uri&quot;:[&quot;http://zotero.org/users/819533/items/NGARM54Q&quot;],&quot;itemData&quot;:{&quot;id&quot;:1,&quot;type&quot;:&quot;paper-conference&quot;,&quot;title&quot;:&quot;AI for dynamic team-mate adaptation in games&quot;,&quot;container-title&quot;:&quot;Proc. CIG 2010&quot;,&quot;publisher&quot;:&quot;IEEE&quot;,&quot;page&quot;:&quot;419-426&quot;,&quot;event&quot;:&quot;2010 IEEE Symposium on Computational Intelligence and Games (CIG)&quot;,&quot;abstract&quot;:&quot;There is a long tradition of developing games in which the difficulty level is dynamically adapted to the performance of human players. However, there has been less work on the creation of game systems that perform dynamic team-mate adaption - and even less on developing team-mate NPCs (Non Player Characters) that adaptively support players in the face of opponents that adaptively increase the difficulty for the player. This paper is based on preliminary research to identify the key elements involved in developing “buddy” NPC team-mates that dynamically adapt to the needs and behaviors of human players while cooperating to compete against adaptive AI opponents. We discuss the computational and design challenges involved in developing such agents in the context of a simple test game called Capture the Gunner (CTG). The main contributions of the paper include: a proposed vocabulary and framework for understanding/modeling team-mate systems with adaptive difficulty, a particular technique for adaptive team-mate cooperation in the face of an adaptive opponent, and the identification of several significant new issues that arise in the process of developing computer games that involve adaptive NPC team-mates that cooperate with the player in the face of adaptive opponents.&quot;,&quot;DOI&quot;:&quot;10.1109/ITW.2010.5593326&quot;,&quot;ISBN&quot;:&quot;978-1-4244-6295-7&quot;,&quot;language&quot;:&quot;English&quot;,&quot;author&quot;:[{&quot;family&quot;:&quot;Abraham&quot;,&quot;given&quot;:&quot;Aswin Thomas&quot;},{&quot;family&quot;:&quot;McGee&quot;,&quot;given&quot;:&quot;Kevin&quot;}],&quot;issued&quot;:{&quot;year&quot;:2010,&quot;month&quot;:8,&quot;day&quot;:18}}}],&quot;schema&quot;:&quot;https://github.com/citation-style-language/schema/raw/master/csl-citation.json&quot;} RND2SNSrET0mm"/><text:span text:style-name="T1">[1]</text:span><text:reference-mark-end text:name="ZOTERO_ITEM CSL_CITATION {&quot;citationID&quot;:&quot;jjt9qjql7&quot;,&quot;properties&quot;:{&quot;formattedCitation&quot;:&quot;[1]&quot;,&quot;plainCitation&quot;:&quot;[1]&quot;},&quot;citationItems&quot;:[{&quot;id&quot;:1,&quot;uris&quot;:[&quot;http://zotero.org/users/819533/items/NGARM54Q&quot;],&quot;uri&quot;:[&quot;http://zotero.org/users/819533/items/NGARM54Q&quot;],&quot;itemData&quot;:{&quot;id&quot;:1,&quot;type&quot;:&quot;paper-conference&quot;,&quot;title&quot;:&quot;AI for dynamic team-mate adaptation in games&quot;,&quot;container-title&quot;:&quot;Proc. CIG 2010&quot;,&quot;publisher&quot;:&quot;IEEE&quot;,&quot;page&quot;:&quot;419-426&quot;,&quot;event&quot;:&quot;2010 IEEE Symposium on Computational Intelligence and Games (CIG)&quot;,&quot;abstract&quot;:&quot;There is a long tradition of developing games in which the difficulty level is dynamically adapted to the performance of human players. However, there has been less work on the creation of game systems that perform dynamic team-mate adaption - and even less on developing team-mate NPCs (Non Player Characters) that adaptively support players in the face of opponents that adaptively increase the difficulty for the player. This paper is based on preliminary research to identify the key elements involved in developing “buddy” NPC team-mates that dynamically adapt to the needs and behaviors of human players while cooperating to compete against adaptive AI opponents. We discuss the computational and design challenges involved in developing such agents in the context of a simple test game called Capture the Gunner (CTG). The main contributions of the paper include: a proposed vocabulary and framework for understanding/modeling team-mate systems with adaptive difficulty, a particular technique for adaptive team-mate cooperation in the face of an adaptive opponent, and the identification of several significant new issues that arise in the process of developing computer games that involve adaptive NPC team-mates that cooperate with the player in the face of adaptive opponents.&quot;,&quot;DOI&quot;:&quot;10.1109/ITW.2010.5593326&quot;,&quot;ISBN&quot;:&quot;978-1-4244-6295-7&quot;,&quot;language&quot;:&quot;English&quot;,&quot;author&quot;:[{&quot;family&quot;:&quot;Abraham&quot;,&quot;given&quot;:&quot;Aswin Thomas&quot;},{&quot;family&quot;:&quot;McGee&quot;,&quot;given&quot;:&quot;Kevin&quot;}],&quot;issued&quot;:{&quot;year&quot;:2010,&quot;month&quot;:8,&quot;day&quot;:18}}}],&quot;schema&quot;:&quot;https://github.com/citation-style-language/schema/raw/master/csl-citation.json&quot;} RND2SNSrET0mm"/><text:span text:style-name="T1"> was found. </text:span><text:soft-page-break/><text:span text:style-name="T1">There do, however, exist other non-scientific articles</text:span><text:reference-mark-start text:name="ZOTERO_ITEM CSL_CITATION {&quot;citationID&quot;:&quot;18tofl6aai&quot;,&quot;properties&quot;:{&quot;formattedCitation&quot;:&quot;[2], [3]&quot;,&quot;plainCitation&quot;:&quot;[2], [3]&quot;},&quot;citationItems&quot;:[{&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35,&quot;uris&quot;:[&quot;http://zotero.org/users/819533/items/TX84HI9K&quot;],&quot;uri&quot;:[&quot;http://zotero.org/users/819533/items/TX84HI9K&quot;],&quot;itemData&quot;:{&quot;id&quot;:35,&quot;type&quot;:&quot;thesis&quot;,&quot;title&quot;:&quot;Creating Complementary Cooperative Agents Using an Opinion System&quot;,&quot;publisher&quot;:&quot;University of Dublin, Trinity College&quot;,&quot;genre&quot;:&quot;M.Sc. thesis&quot;,&quot;author&quot;:[{&quot;family&quot;:&quot;Taylor&quot;,&quot;given&quot;:&quot;Alan&quot;}],&quot;issued&quot;:{&quot;year&quot;:2008}}}],&quot;schema&quot;:&quot;https://github.com/citation-style-language/schema/raw/master/csl-citation.json&quot;} RNDjUFbc0bCqn"/>[2], [3]<text:reference-mark-end text:name="ZOTERO_ITEM CSL_CITATION {&quot;citationID&quot;:&quot;18tofl6aai&quot;,&quot;properties&quot;:{&quot;formattedCitation&quot;:&quot;[2], [3]&quot;,&quot;plainCitation&quot;:&quot;[2], [3]&quot;},&quot;citationItems&quot;:[{&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35,&quot;uris&quot;:[&quot;http://zotero.org/users/819533/items/TX84HI9K&quot;],&quot;uri&quot;:[&quot;http://zotero.org/users/819533/items/TX84HI9K&quot;],&quot;itemData&quot;:{&quot;id&quot;:35,&quot;type&quot;:&quot;thesis&quot;,&quot;title&quot;:&quot;Creating Complementary Cooperative Agents Using an Opinion System&quot;,&quot;publisher&quot;:&quot;University of Dublin, Trinity College&quot;,&quot;genre&quot;:&quot;M.Sc. thesis&quot;,&quot;author&quot;:[{&quot;family&quot;:&quot;Taylor&quot;,&quot;given&quot;:&quot;Alan&quot;}],&quot;issued&quot;:{&quot;year&quot;:2008}}}],&quot;schema&quot;:&quot;https://github.com/citation-style-language/schema/raw/master/csl-citation.json&quot;} RNDjUFbc0bCqn"/><text:span text:style-name="T4"> </text:span><text:span text:style-name="T5">on the subject. The bots in these articles neither adapts their behavior nor do they convey their intentions to the human player by communicating. Articles </text:span><text:reference-mark-start text:name="ZOTERO_ITEM CSL_CITATION {&quot;citationID&quot;:&quot;1turne8phr&quot;,&quot;properties&quot;:{&quot;formattedCitation&quot;:&quot;[4], [5]&quot;,&quot;plainCitation&quot;:&quot;[4], [5]&quot;},&quot;citationItems&quot;:[{&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id&quot;:29,&quot;uris&quot;:[&quot;http://zotero.org/users/819533/items/RN7SQBVG&quot;],&quot;uri&quot;:[&quot;http://zotero.org/users/819533/items/RN7SQBVG&quot;],&quot;itemData&quot;:{&quot;id&quot;:29,&quot;type&quot;:&quot;paper-conference&quot;,&quot;title&quot;:&quot;Personality-based Adaptation for Teamwork in Game Agents&quot;,&quot;container-title&quot;:&quot;Proc. AIIDE 2007&quot;,&quot;publisher&quot;:&quot;AAAI Press&quot;,&quot;page&quot;:&quot;37-42&quot;,&quot;author&quot;:[{&quot;family&quot;:&quot;Tan&quot;,&quot;given&quot;:&quot;Chek Tien&quot;},{&quot;family&quot;:&quot;Cheng&quot;,&quot;given&quot;:&quot;Ho-Lun&quot;}],&quot;issued&quot;:{&quot;year&quot;:2007}}}],&quot;schema&quot;:&quot;https://github.com/citation-style-language/schema/raw/master/csl-citation.json&quot;} RNDZ7aJNvUXu0"/><text:span text:style-name="T5">[4], [5]</text:span><text:reference-mark-end text:name="ZOTERO_ITEM CSL_CITATION {&quot;citationID&quot;:&quot;1turne8phr&quot;,&quot;properties&quot;:{&quot;formattedCitation&quot;:&quot;[4], [5]&quot;,&quot;plainCitation&quot;:&quot;[4], [5]&quot;},&quot;citationItems&quot;:[{&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id&quot;:29,&quot;uris&quot;:[&quot;http://zotero.org/users/819533/items/RN7SQBVG&quot;],&quot;uri&quot;:[&quot;http://zotero.org/users/819533/items/RN7SQBVG&quot;],&quot;itemData&quot;:{&quot;id&quot;:29,&quot;type&quot;:&quot;paper-conference&quot;,&quot;title&quot;:&quot;Personality-based Adaptation for Teamwork in Game Agents&quot;,&quot;container-title&quot;:&quot;Proc. AIIDE 2007&quot;,&quot;publisher&quot;:&quot;AAAI Press&quot;,&quot;page&quot;:&quot;37-42&quot;,&quot;author&quot;:[{&quot;family&quot;:&quot;Tan&quot;,&quot;given&quot;:&quot;Chek Tien&quot;},{&quot;family&quot;:&quot;Cheng&quot;,&quot;given&quot;:&quot;Ho-Lun&quot;}],&quot;issued&quot;:{&quot;year&quot;:2007}}}],&quot;schema&quot;:&quot;https://github.com/citation-style-language/schema/raw/master/csl-citation.json&quot;} RNDZ7aJNvUXu0"/><text:span text:style-name="T5"> writes about teammate bots communicating with each other (i.e. no human player is involved), in other game genres; Simon writes about commonalities and elements of a teammate bot in </text:span><text:span text:style-name="T1">general</text:span><text:reference-mark-start text:name="ZOTERO_ITEM CSL_CITATION {&quot;citationID&quot;:&quot;esn20fv98&quot;,&quot;properties&quot;:{&quot;formattedCitation&quot;:&quot;[6]&quot;,&quot;plainCitation&quot;:&quot;[6]&quot;},&quot;citationItems&quot;:[{&quot;id&quot;:82,&quot;uris&quot;:[&quot;http://zotero.org/users/819533/items/Z77NU2ZV&quot;],&quot;uri&quot;:[&quot;http://zotero.org/users/819533/items/Z77NU2ZV&quot;],&quot;itemData&quot;:{&quot;id&quot;:82,&quot;type&quot;:&quot;paper-conference&quot;,&quot;title&quot;:&quot;Human, all too non-Human: Coop AI and the Conversation of Action&quot;,&quot;container-title&quot;:&quot;Proc. Situated Play: DiGRA 2007&quot;,&quot;publisher&quot;:&quot;The University of Tokyo&quot;,&quot;page&quot;:&quot;165–169&quot;,&quot;shortTitle&quot;:&quot;Human, all too non-Human&quot;,&quot;author&quot;:[{&quot;family&quot;:&quot;Simon&quot;,&quot;given&quot;:&quot;Bart&quot;}],&quot;issued&quot;:{&quot;year&quot;:2007}}}],&quot;schema&quot;:&quot;https://github.com/citation-style-language/schema/raw/master/csl-citation.json&quot;} RNDNjF0SSewc9"/><text:span text:style-name="T1">[6]</text:span><text:reference-mark-end text:name="ZOTERO_ITEM CSL_CITATION {&quot;citationID&quot;:&quot;esn20fv98&quot;,&quot;properties&quot;:{&quot;formattedCitation&quot;:&quot;[6]&quot;,&quot;plainCitation&quot;:&quot;[6]&quot;},&quot;citationItems&quot;:[{&quot;id&quot;:82,&quot;uris&quot;:[&quot;http://zotero.org/users/819533/items/Z77NU2ZV&quot;],&quot;uri&quot;:[&quot;http://zotero.org/users/819533/items/Z77NU2ZV&quot;],&quot;itemData&quot;:{&quot;id&quot;:82,&quot;type&quot;:&quot;paper-conference&quot;,&quot;title&quot;:&quot;Human, all too non-Human: Coop AI and the Conversation of Action&quot;,&quot;container-title&quot;:&quot;Proc. Situated Play: DiGRA 2007&quot;,&quot;publisher&quot;:&quot;The University of Tokyo&quot;,&quot;page&quot;:&quot;165–169&quot;,&quot;shortTitle&quot;:&quot;Human, all too non-Human&quot;,&quot;author&quot;:[{&quot;family&quot;:&quot;Simon&quot;,&quot;given&quot;:&quot;Bart&quot;}],&quot;issued&quot;:{&quot;year&quot;:2007}}}],&quot;schema&quot;:&quot;https://github.com/citation-style-language/schema/raw/master/csl-citation.json&quot;} RNDNjF0SSewc9"/><text:span text:style-name="T1">.</text:span></text:p>
      <text:p text:style-name="Standard"><text:span text:style-name="T5"/></text:p>
      <text:p text:style-name="P11"><text:span text:style-name="T5">To beat the enemy in an RTS game, as a team or a single player, you need a strategy that exploits the enemy's weaknesses while eliminating your own weaknesses. If your strategy is bad, it does not matter how hard you try to win, you will still loose (unless the enemy is even worse). Articles on player modeling include complementing the teammate player's weaknesses</text:span><text:reference-mark-start text:name="ZOTERO_ITEM CSL_CITATION {&quot;citationID&quot;:&quot;2obhcseb6u&quot;,&quot;properties&quot;:{&quot;formattedCitation&quot;:&quot;[2], [4], [7]&quot;,&quot;plainCitation&quot;:&quot;[2], [4], [7]&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schema&quot;:&quot;https://github.com/citation-style-language/schema/raw/master/csl-citation.json&quot;} RNDFy0OjBw7QP"/><text:span text:style-name="T5">[2], [4], [7]</text:span><text:reference-mark-end text:name="ZOTERO_ITEM CSL_CITATION {&quot;citationID&quot;:&quot;2obhcseb6u&quot;,&quot;properties&quot;:{&quot;formattedCitation&quot;:&quot;[2], [4], [7]&quot;,&quot;plainCitation&quot;:&quot;[2], [4], [7]&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schema&quot;:&quot;https://github.com/citation-style-language/schema/raw/master/csl-citation.json&quot;} RNDFy0OjBw7QP"/><text:span text:style-name="T5"> and finding the enemy's </text:span><text:span text:style-name="T1">weaknesses</text:span><text:reference-mark-start text:name="ZOTERO_ITEM CSL_CITATION {&quot;citationID&quot;:&quot;di03qag4a&quot;,&quot;properties&quot;:{&quot;formattedCitation&quot;:&quot;{\\rtf [8\\uc0\\u8211{}10]}&quot;,&quot;plainCitation&quot;:&quot;[8–10]&quot;},&quot;citationItems&quot;:[{&quot;id&quot;:40,&quot;uris&quot;:[&quot;http://zotero.org/users/819533/items/XI8TRJIR&quot;],&quot;uri&quot;:[&quot;http://zotero.org/users/819533/items/XI8TRJIR&quot;],&quot;itemData&quot;:{&quot;id&quot;:40,&quot;type&quot;:&quot;paper-conference&quot;,&quot;title&quot;:&quot;Opponent behaviour recognition for real-time strategy games&quot;,&quot;container-title&quot;:&quot;AAAI Workshops&quot;,&quot;publisher&quot;:&quot;AAAI Press&quot;,&quot;author&quot;:[{&quot;family&quot;:&quot;Kabanza&quot;,&quot;given&quot;:&quot;F.&quot;},{&quot;family&quot;:&quot;Bellefeuille&quot;,&quot;given&quot;:&quot;P.&quot;},{&quot;family&quot;:&quot;Bisson&quot;,&quot;given&quot;:&quot;F.&quot;},{&quot;family&quot;:&quot;Benaskeur&quot;,&quot;given&quot;:&quot;A.R.&quot;},{&quot;family&quot;:&quot;Irandoust&quot;,&quot;given&quot;:&quot;H.&quot;}],&quot;issued&quot;:{&quot;year&quot;:2010}}},{&quot;id&quot;:68,&quot;uris&quot;:[&quot;http://zotero.org/users/819533/items/378ZWHZW&quot;],&quot;uri&quot;:[&quot;http://zotero.org/users/819533/items/378ZWHZW&quot;],&quot;itemData&quot;:{&quot;id&quot;:68,&quot;type&quot;:&quot;paper-conference&quot;,&quot;title&quot;:&quot;Opponent modeling in real-time strategy games&quot;,&quot;container-title&quot;:&quot;Proc. GAME-ON 2007&quot;,&quot;collection-title&quot;:&quot;8th International Conference on Intelligent Games and Simulation. GAME-ON 2007&quot;,&quot;publisher&quot;:&quot;EUROSIS-ETI Publications&quot;,&quot;publisher-place&quot;:&quot;Ghent-Zwijnaarde, Belgium&quot;,&quot;page&quot;:&quot;61–68&quot;,&quot;event-place&quot;:&quot;Ghent-Zwijnaarde, Belgium&quot;,&quot;abstract&quot;:&quot;Real-time strategy games present an environment in which game AI is expected to behave realistically. One feature of realistic behaviour in game AI is the ability to recognise the strategy of the opponent player. This is known as opponent modeling. In this paper, we propose an approach of opponent modeling based on hierarchically structured models. The top-level of the hierarchy can classify the general play style of the opponent. The bottom-level of the hierarchy can classify specific strategies that further define the opponent's behaviour. Experiments that test the approach are performed in the RTS game Spring. From our results we may conclude that the approach can be successfully used to classify the strategy of an opponent in the Spring game.&quot;,&quot;author&quot;:[{&quot;family&quot;:&quot;Schadd&quot;,&quot;given&quot;:&quot;Frederik&quot;},{&quot;family&quot;:&quot;Bakkes&quot;,&quot;given&quot;:&quot;Sander&quot;},{&quot;family&quot;:&quot;Spronck&quot;,&quot;given&quot;:&quot;Pieter&quot;}],&quot;issued&quot;:{&quot;year&quot;:2007}}},{&quot;id&quot;:34,&quot;uris&quot;:[&quot;http://zotero.org/users/819533/items/FRXHU9VU&quot;],&quot;uri&quot;:[&quot;http://zotero.org/users/819533/items/FRXHU9VU&quot;],&quot;itemData&quot;:{&quot;id&quot;:34,&quot;type&quot;:&quot;paper-conference&quot;,&quot;title&quot;:&quot;A Bayesian model for opening prediction in RTS games with application to StarCraft&quot;,&quot;container-title&quot;:&quot;Proc. CIG 2011&quot;,&quot;publisher&quot;:&quot;IEEE&quot;,&quot;page&quot;:&quot;281–288&quot;,&quot;URL&quot;:&quot;http://ieeexplore.ieee.org/lpdocs/epic03/wrapper.htm?arnumber=6032018&quot;,&quot;DOI&quot;:&quot;10.1109/CIG.2011.6032018&quot;,&quot;ISBN&quot;:&quot;978-1-4577-0010-1&quot;,&quot;author&quot;:[{&quot;family&quot;:&quot;Synnaeve&quot;,&quot;given&quot;:&quot;Gabriel&quot;},{&quot;family&quot;:&quot;Bessiere&quot;,&quot;given&quot;:&quot;Pierre&quot;}],&quot;issued&quot;:{&quot;year&quot;:2011,&quot;month&quot;:8},&quot;accessed&quot;:{&quot;year&quot;:2012,&quot;month&quot;:1,&quot;day&quot;:16,&quot;season&quot;:&quot;09:02:59&quot;}}}],&quot;schema&quot;:&quot;https://github.com/citation-style-language/schema/raw/master/csl-citation.json&quot;} RNDMyRQsJMJJF"/>[8–10]<text:reference-mark-end text:name="ZOTERO_ITEM CSL_CITATION {&quot;citationID&quot;:&quot;di03qag4a&quot;,&quot;properties&quot;:{&quot;formattedCitation&quot;:&quot;{\\rtf [8\\uc0\\u8211{}10]}&quot;,&quot;plainCitation&quot;:&quot;[8–10]&quot;},&quot;citationItems&quot;:[{&quot;id&quot;:40,&quot;uris&quot;:[&quot;http://zotero.org/users/819533/items/XI8TRJIR&quot;],&quot;uri&quot;:[&quot;http://zotero.org/users/819533/items/XI8TRJIR&quot;],&quot;itemData&quot;:{&quot;id&quot;:40,&quot;type&quot;:&quot;paper-conference&quot;,&quot;title&quot;:&quot;Opponent behaviour recognition for real-time strategy games&quot;,&quot;container-title&quot;:&quot;AAAI Workshops&quot;,&quot;publisher&quot;:&quot;AAAI Press&quot;,&quot;author&quot;:[{&quot;family&quot;:&quot;Kabanza&quot;,&quot;given&quot;:&quot;F.&quot;},{&quot;family&quot;:&quot;Bellefeuille&quot;,&quot;given&quot;:&quot;P.&quot;},{&quot;family&quot;:&quot;Bisson&quot;,&quot;given&quot;:&quot;F.&quot;},{&quot;family&quot;:&quot;Benaskeur&quot;,&quot;given&quot;:&quot;A.R.&quot;},{&quot;family&quot;:&quot;Irandoust&quot;,&quot;given&quot;:&quot;H.&quot;}],&quot;issued&quot;:{&quot;year&quot;:2010}}},{&quot;id&quot;:68,&quot;uris&quot;:[&quot;http://zotero.org/users/819533/items/378ZWHZW&quot;],&quot;uri&quot;:[&quot;http://zotero.org/users/819533/items/378ZWHZW&quot;],&quot;itemData&quot;:{&quot;id&quot;:68,&quot;type&quot;:&quot;paper-conference&quot;,&quot;title&quot;:&quot;Opponent modeling in real-time strategy games&quot;,&quot;container-title&quot;:&quot;Proc. GAME-ON 2007&quot;,&quot;collection-title&quot;:&quot;8th International Conference on Intelligent Games and Simulation. GAME-ON 2007&quot;,&quot;publisher&quot;:&quot;EUROSIS-ETI Publications&quot;,&quot;publisher-place&quot;:&quot;Ghent-Zwijnaarde, Belgium&quot;,&quot;page&quot;:&quot;61–68&quot;,&quot;event-place&quot;:&quot;Ghent-Zwijnaarde, Belgium&quot;,&quot;abstract&quot;:&quot;Real-time strategy games present an environment in which game AI is expected to behave realistically. One feature of realistic behaviour in game AI is the ability to recognise the strategy of the opponent player. This is known as opponent modeling. In this paper, we propose an approach of opponent modeling based on hierarchically structured models. The top-level of the hierarchy can classify the general play style of the opponent. The bottom-level of the hierarchy can classify specific strategies that further define the opponent's behaviour. Experiments that test the approach are performed in the RTS game Spring. From our results we may conclude that the approach can be successfully used to classify the strategy of an opponent in the Spring game.&quot;,&quot;author&quot;:[{&quot;family&quot;:&quot;Schadd&quot;,&quot;given&quot;:&quot;Frederik&quot;},{&quot;family&quot;:&quot;Bakkes&quot;,&quot;given&quot;:&quot;Sander&quot;},{&quot;family&quot;:&quot;Spronck&quot;,&quot;given&quot;:&quot;Pieter&quot;}],&quot;issued&quot;:{&quot;year&quot;:2007}}},{&quot;id&quot;:34,&quot;uris&quot;:[&quot;http://zotero.org/users/819533/items/FRXHU9VU&quot;],&quot;uri&quot;:[&quot;http://zotero.org/users/819533/items/FRXHU9VU&quot;],&quot;itemData&quot;:{&quot;id&quot;:34,&quot;type&quot;:&quot;paper-conference&quot;,&quot;title&quot;:&quot;A Bayesian model for opening prediction in RTS games with application to StarCraft&quot;,&quot;container-title&quot;:&quot;Proc. CIG 2011&quot;,&quot;publisher&quot;:&quot;IEEE&quot;,&quot;page&quot;:&quot;281–288&quot;,&quot;URL&quot;:&quot;http://ieeexplore.ieee.org/lpdocs/epic03/wrapper.htm?arnumber=6032018&quot;,&quot;DOI&quot;:&quot;10.1109/CIG.2011.6032018&quot;,&quot;ISBN&quot;:&quot;978-1-4577-0010-1&quot;,&quot;author&quot;:[{&quot;family&quot;:&quot;Synnaeve&quot;,&quot;given&quot;:&quot;Gabriel&quot;},{&quot;family&quot;:&quot;Bessiere&quot;,&quot;given&quot;:&quot;Pierre&quot;}],&quot;issued&quot;:{&quot;year&quot;:2011,&quot;month&quot;:8},&quot;accessed&quot;:{&quot;year&quot;:2012,&quot;month&quot;:1,&quot;day&quot;:16,&quot;season&quot;:&quot;09:02:59&quot;}}}],&quot;schema&quot;:&quot;https://github.com/citation-style-language/schema/raw/master/csl-citation.json&quot;} RNDMyRQsJMJJF"/><text:span text:style-name="T1">.</text:span></text:p>
      <text:p text:style-name="Standard"><text:span text:style-name="T4">{2-3 paragraphs giving more detailed background. Should answer: What has been done by others in this area? What is our current knowledge?}</text:span></text:p>
      <text:p text:style-name="P1"/>
      <text:p text:style-name="P11"><text:span text:style-name="T1">None of the presented articles talks about the communication between teammate bot and human player, McGee and Abraham concludes in their survey article</text:span><text:reference-mark-start text:name="ZOTERO_ITEM CSL_CITATION {&quot;citationID&quot;:&quot;9jmucfsc9&quot;,&quot;properties&quot;:{&quot;formattedCitation&quot;:&quot;[11]&quot;,&quot;plainCitation&quot;:&quot;[11]&quot;},&quot;citationItems&quot;:[{&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yZy0y4LD1H"/><text:span text:style-name="T1">[11]</text:span><text:reference-mark-end text:name="ZOTERO_ITEM CSL_CITATION {&quot;citationID&quot;:&quot;9jmucfsc9&quot;,&quot;properties&quot;:{&quot;formattedCitation&quot;:&quot;[11]&quot;,&quot;plainCitation&quot;:&quot;[11]&quot;},&quot;citationItems&quot;:[{&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yZy0y4LD1H"/><text:span text:style-name="T1"> that “little or no work” has been done teammate bots (for any genre) regarding “concept learning and clustering (…), inferencing, and communication”; we verify this by not finding an article on communication between teammate bot and human player, for any genre. By communicating with the player, the player always knows what the bot is up to and can respond accordingly.</text:span></text:p>
      <text:p text:style-name="P2">{1 paragraph detailing the gap in our current knowledge. Should answer: What is missing in our current knowledge? What is the main purpose of doing this project? Overall, what will we do?}</text:p>
      <text:p text:style-name="P1"/>
      <text:h text:style-name="P14" text:outline-level="2">Aims<text:span text:style-name="T6"> </text:span>and<text:span text:style-name="T6"> </text:span>objectives</text:h>
      <text:p text:style-name="P10">This thesis will create a teammate bot that communicates with the human player where the control of the bot can be transferred to the player by sending strategic and tactical commands.</text:p>
      <text:p text:style-name="P2">{1 sentence clearly stating the main aim of this thesis project.}</text:p>
      <text:p text:style-name="P1"/>
      <text:p text:style-name="P2">{3-7 objectives/sub-goals that follows from the main aim. By reaching them the main aim is fulfilled.}</text:p>
      <text:list xml:id="list796689298" text:style-name="WW8Num2">
        <text:list-item>
          <text:p text:style-name="P12"><text:span text:style-name="T1">Extend Hagelbäck's BTHAI</text:span><text:reference-mark-start text:name="ZOTERO_ITEM CSL_CITATION {&quot;citationID&quot;:&quot;1ela33ukpa&quot;,&quot;properties&quot;:{&quot;formattedCitation&quot;:&quot;[12]&quot;,&quot;plainCitation&quot;:&quot;[12]&quot;},&quot;citationItems&quot;:[{&quot;id&quot;:16,&quot;uris&quot;:[&quot;http://zotero.org/users/819533/items/FPR7H757&quot;],&quot;uri&quot;:[&quot;http://zotero.org/users/819533/items/FPR7H757&quot;],&quot;itemData&quot;:{&quot;id&quot;:16,&quot;type&quot;:&quot;book&quot;,&quot;title&quot;:&quot;BTHAI&quot;,&quot;URL&quot;:&quot;http://code.google.com/p/bthai/&quot;,&quot;author&quot;:[{&quot;family&quot;:&quot;Hagelbäck&quot;,&quot;given&quot;:&quot;Johan&quot;}],&quot;issued&quot;:{&quot;year&quot;:2011}}}],&quot;schema&quot;:&quot;https://github.com/citation-style-language/schema/raw/master/csl-citation.json&quot;} RNDw3E2DRCX68"/>[12]<text:reference-mark-end text:name="ZOTERO_ITEM CSL_CITATION {&quot;citationID&quot;:&quot;1ela33ukpa&quot;,&quot;properties&quot;:{&quot;formattedCitation&quot;:&quot;[12]&quot;,&quot;plainCitation&quot;:&quot;[12]&quot;},&quot;citationItems&quot;:[{&quot;id&quot;:16,&quot;uris&quot;:[&quot;http://zotero.org/users/819533/items/FPR7H757&quot;],&quot;uri&quot;:[&quot;http://zotero.org/users/819533/items/FPR7H757&quot;],&quot;itemData&quot;:{&quot;id&quot;:16,&quot;type&quot;:&quot;book&quot;,&quot;title&quot;:&quot;BTHAI&quot;,&quot;URL&quot;:&quot;http://code.google.com/p/bthai/&quot;,&quot;author&quot;:[{&quot;family&quot;:&quot;Hagelbäck&quot;,&quot;given&quot;:&quot;Johan&quot;}],&quot;issued&quot;:{&quot;year&quot;:2011}}}],&quot;schema&quot;:&quot;https://github.com/citation-style-language/schema/raw/master/csl-citation.json&quot;} RNDw3E2DRCX68"/> to create a bot that</text:p>
          <text:list>
            <text:list-item>
              <text:p text:style-name="P12">Sends messages to the player, conveying its intentions and warning about enemy attacks.</text:p>
            </text:list-item>
            <text:list-item>
              <text:p text:style-name="P12">Can recieve tactical (attack, drop) and strategic (aggressive/defensive play) commands from the player.</text:p>
            </text:list-item>
            <text:list-item>
              <text:p text:style-name="P12">Takes initative, but has three degrees of initiative to test what is liked.</text:p>
            </text:list-item>
          </text:list>
        </text:list-item>
        <text:list-item>
          <text:p text:style-name="P12">Test voice recognition programs that can work as converters from speach to commands.</text:p>
        </text:list-item>
        <text:list-item>
          <text:p text:style-name="P8">Evaluate the bot by having human players playing with the bot, then interviewing them.</text:p>
        </text:list-item>
      </text:list>
      <text:h text:style-name="P16" text:outline-level="2"><text:span text:style-name="T1">Research</text:span><text:span text:style-name="T2"> </text:span><text:span text:style-name="T1">questions</text:span><text:span text:style-name="T2"> </text:span><text:span text:style-name="T1">/</text:span><text:span text:style-name="T2"> </text:span><text:span text:style-name="T1">Hypotheses</text:span></text:h>
      <text:p text:style-name="P11"><text:span text:style-name="T4">{3-7 clearly stated and answerable research questions</text:span><text:span text:style-name="T4"> and/or hypotheses.}</text:span></text:p>
      <text:h text:style-name="P15" text:outline-level="2">Expected<text:span text:style-name="T6"> </text:span>outcomes</text:h>
      <text:p text:style-name="P11"><text:span text:style-name="T4">{State the concrete results that will be the deliverables/output form the project. Should describe which form they are expected to take. Examples are: </text:span><text:span text:style-name="T4">tools, algorithms, tables, </text:span><text:soft-page-break/><text:span text:style-name="T4">models, guidelines, checklists, prototypes, designs, etc.}</text:span></text:p>
      <text:p text:style-name="P7"/>
      <text:h text:style-name="P15" text:outline-level="2">Research<text:span text:style-name="T6"> </text:span>Methodology</text:h>
      <text:p text:style-name="P3">{Describe the research methodology that you will use in different parts of your project to be able to answer the research questions and produce the expected outcomes and thus fulfill the objectives and the main aim. Should clearly answer: How will you get an answer to each of the research questions stated above?}</text:p>
      <text:p text:style-name="P7"/>
      <text:h text:style-name="P15" text:outline-level="2">Risks</text:h>
      <text:p text:style-name="P3">{State the main threats to your study. Also state how you will overcome them.}</text:p>
      <text:p text:style-name="P7"/>
      <text:h text:style-name="P15" text:outline-level="2">Time<text:span text:style-name="T6"> </text:span>plan</text:h>
      <text:p text:style-name="P3">{State the deadlines and dates for meetings, phases of the project, sub-projects, milestones within project/subproject, reviews etc.}</text:p>
      <text:p text:style-name="P7">Scheduled Milestones and Meetings:</text:p>
      <text:list xml:id="list1303879403" text:style-name="WW8Num1">
        <text:list-item>
          <text:p text:style-name="P9">…</text:p>
        </text:list-item>
        <text:list-item>
          <text:p text:style-name="P9">20080101: Start writing the proposal</text:p>
        </text:list-item>
        <text:list-item>
          <text:p text:style-name="P9">20080108: First draft of proposal to supervisor</text:p>
        </text:list-item>
        <text:list-item>
          <text:p text:style-name="P9">20080114: Final draft of proposal to supervisor</text:p>
        </text:list-item>
        <text:list-item>
          <text:p text:style-name="P9">20080131: End of literature review</text:p>
        </text:list-item>
        <text:list-item>
          <text:p text:style-name="P9">20080212: Interview guide finished</text:p>
        </text:list-item>
        <text:list-item>
          <text:p text:style-name="P9">20080308: All interviews conducted and transcribed</text:p>
        </text:list-item>
        <text:list-item>
          <text:p text:style-name="P9">…</text:p>
        </text:list-item>
        <text:list-item>
          <text:p text:style-name="P9">20080505: Supervisor tells examiner we are ok for presentation</text:p>
        </text:list-item>
        <text:list-item>
          <text:p text:style-name="P9">20080522: Updated final draft sent to opponents</text:p>
        </text:list-item>
        <text:list-item>
          <text:p text:style-name="P9">20080604: Thesis Presentation</text:p>
        </text:list-item>
        <text:list-item>
          <text:p text:style-name="P9">20080215: Final thesis updated, approved and sent to examiner</text:p>
        </text:list-item>
      </text:list>
      <text:h text:style-name="P15" text:outline-level="2">References</text:h>
      <text:p text:style-name="P3">{7-12 key references that are relevant for your particular project. The reference list should be complete with all expected information for all entri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 Condensed1" svg:font-family="'DejaVu Sans Condense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en" fo:country="US" style:font-name-asian="AR PL New Sung"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sv" fo:country="S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New Sung"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style>
    <style:style style:name="Header" style:family="paragraph" style:parent-style-name="Standard" style:class="extra">
      <style:paragraph-properties>
        <style:tab-stops>
          <style:tab-stop style:position="8.296cm" style:type="center"/>
          <style:tab-stop style:position="16.591cm" style:type="right"/>
        </style:tab-stops>
      </style:paragraph-properties>
    </style:style>
    <style:style style:name="Footer" style:family="paragraph" style:parent-style-name="Standard" style:class="extra">
      <style:paragraph-properties>
        <style:tab-stops>
          <style:tab-stop style:position="8.296cm" style:type="center"/>
          <style:tab-stop style:position="16.591cm" style:type="righ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fo:language="en" fo:country="US"/>
    </style:style>
    <style:style style:name="MT2" style:family="text"/>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text:tab/><text:tab/><text:span text:style-name="MT1">Based on Thesis Proposal Template version 3.1</text:span></text:p>
      </style:header>
      <style:footer>
        <text:p text:style-name="MP1"><draw:frame draw:style-name="Mfr1" draw:name="Frame1" text:anchor-type="paragraph" svg:x="17.925cm" svg:y="-0.026cm" svg:width="2.226cm" draw:z-index="2"><draw:text-box fo:min-height="0.37cm"><text:p text:style-name="Footer"><text:span text:style-name="Page_20_Number">Page </text:span><text:span text:style-name="Page_20_Number"><text:page-number text:select-page="current">3</text:page-number></text:span></text:p></draw:text-box></draw:frame><text:tab/></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for Master Thesis in Software Engineering</dc:title>
    <meta:initial-creator>Robert Feldt</meta:initial-creator>
    <meta:creation-date>2010-02-02T11:08:00</meta:creation-date>
    <dc:creator>Matteus Magnusson</dc:creator>
    <dc:date>2012-02-06T11:25:21</dc:date>
    <meta:editing-cycles>10</meta:editing-cycles>
    <meta:editing-duration>PT1H54M42S</meta:editing-duration>
    <meta:generator>LibreOffice/3.4$Unix LibreOffice_project/340m1$Build-502</meta:generator>
    <meta:document-statistic meta:table-count="0" meta:image-count="0" meta:object-count="0" meta:page-count="3" meta:paragraph-count="71" meta:word-count="867" meta:character-count="5575" meta:non-whitespace-character-count="4800"/>
    <meta:user-defined meta:name="Info 1"/>
    <meta:user-defined meta:name="Info 2"/>
    <meta:user-defined meta:name="Info 3"/>
    <meta:user-defined meta:name="Info 4"/>
    <meta:user-defined meta:name="ZOTERO_PREF_1" meta:value-type="string">&lt;data data-version="3" zotero-version="3.0.1"&gt;&lt;session id="03gMmm90"/&gt;&lt;style id="http://www.zotero.org/styles/ieee" hasBibliography="1" bibliographyStyleHasBeenSet="0"/&gt;&lt;prefs&gt;&lt;pref name="fieldType" value="ReferenceMark"/&gt;&lt;pref name="storeReferences" valu</meta:user-defined>
    <meta:user-defined meta:name="ZOTERO_PREF_2" meta:value-type="string">e="true"/&gt;&lt;pref name="noteType" value="0"/&gt;&lt;/prefs&gt;&lt;/data&gt;</meta:user-defined>
  </office:meta>
</office:document-meta>
</file>